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95b" officeooo:paragraph-rsid="000ae95b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0ae95b" officeooo:paragraph-rsid="000ae95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ae95b" officeooo:paragraph-rsid="000ae95b"/>
    </style:style>
    <style:style style:name="P4" style:family="paragraph" style:parent-style-name="Standard">
      <style:text-properties officeooo:rsid="000ae95b" officeooo:paragraph-rsid="000e6f69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0ae95b" officeooo:paragraph-rsid="000e6f69"/>
    </style:style>
    <style:style style:name="P6" style:family="paragraph" style:parent-style-name="Standard">
      <style:text-properties officeooo:rsid="000ae95b" officeooo:paragraph-rsid="000ae95b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ae95b" officeooo:paragraph-rsid="000ae95b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0ae95b" officeooo:paragraph-rsid="000ae95b"/>
    </style:style>
    <style:style style:name="T1" style:family="text">
      <style:text-properties officeooo:rsid="000ca158"/>
    </style:style>
    <style:style style:name="T2" style:family="text">
      <style:text-properties officeooo:rsid="000e6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. <text:span text:style-name="T1">Une vérité absolue est-elle possible</text:span> ?</text:p>
      <text:p text:style-name="P2">Platon : la caverne (à relier à Q les lumières?)</text:p>
      <text:p text:style-name="P2">Claude Bernard sur la méthode expérimentale ?</text:p>
      <text:p text:style-name="P2">Kuhn : la relativité historique des sciences</text:p>
      <text:p text:style-name="P3"/>
      <text:p text:style-name="P3">III. Faut-il craindre la technique ?</text:p>
      <text:p text:style-name="P2">Platon : le mythe de Protagoras</text:p>
      <text:p text:style-name="P2">Marx : l’aliénation</text:p>
      <text:p text:style-name="P2">Jonas : <text:s/>les dangers de la technique</text:p>
      <text:p text:style-name="P2"/>
      <text:p text:style-name="P4">IV. Faut-il être seul pour être libre ?</text:p>
      <text:p text:style-name="P5">Callicles : la vie heureuse est la vie déréglée</text:p>
      <text:p text:style-name="P5">Descartes : le libre arbitre</text:p>
      <text:p text:style-name="P5">Rousseau : la liberté comme obéissance à la volonté générale</text:p>
      <text:p text:style-name="P1"/>
      <text:p text:style-name="P1">II. Faut-il respecter la nature ?</text:p>
      <text:p text:style-name="P2">Descartes : maître et possesseur</text:p>
      <text:p text:style-name="P2">Jonas : la vulnérabilité de la nature</text:p>
      <text:p text:style-name="P1"/>
      <text:p text:style-name="P1"/>
      <text:p text:style-name="P1"/>
      <text:p text:style-name="P1"/>
      <text:p text:style-name="P1"/>
      <text:p text:style-name="P1">V. Suffit-il d’obéir à l’État pour être juste ?</text:p>
      <text:p text:style-name="P2">Antigone : justice divine et justice positive</text:p>
      <text:p text:style-name="P2">Hobbes : la justice comme fidélité à ses contrats</text:p>
      <text:p text:style-name="P2">Rawls : la justice sociale</text:p>
      <text:p text:style-name="P1"/>
      <text:p text:style-name="P1">VI. L’artiste n’est-il qu’un technicien ?</text:p>
      <text:p text:style-name="P2">Platon : l’art comme imitation</text:p>
      <text:p text:style-name="P2">Nietzsche : le génie comme travail incorporé</text:p>
      <text:p text:style-name="P2">Heidegger : l’oeuvre d’art comme don du monde</text:p>
      <text:p text:style-name="P1"/>
      <text:p text:style-name="P1">VII. Est-il raisonnable de croire en Dieu ?</text:p>
      <text:p text:style-name="P2">Averroes : compatibilité foi et raison</text:p>
      <text:p text:style-name="P2">Pascal : le pari</text:p>
      <text:p text:style-name="P2">Marx : la religion comme opium du peuple</text:p>
      <text:p text:style-name="P2"/>
      <text:p text:style-name="P3">+ étudier texte de Beauvoi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22:44:10.235000000</dc:date>
    <meta:editing-duration>PT13H24M26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8" meta:word-count="190" meta:character-count="1067" meta:non-whitespace-character-count="904"/>
  </office:meta>
</office:document-meta>
</file>